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emoryCache.adjustListFor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adjustListForGet( MemoryElementDescriptor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